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11000001DE468FC285.png" manifest:media-type="image/png"/>
  <manifest:file-entry manifest:full-path="Pictures/100000000000031E00000242741FBAB2.png" manifest:media-type="image/png"/>
  <manifest:file-entry manifest:full-path="Pictures/100000000000031D000002581FB3CB27.png" manifest:media-type="image/png"/>
  <manifest:file-entry manifest:full-path="Pictures/1000000000000204000001DE1ACC518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000000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28cm" svg:height="21.072cm" svg:x="0cm" svg:y="0.128cm">
          <draw:image xlink:href="Pictures/100000000000031D000002581FB3CB2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28.013cm" svg:height="20.29cm" svg:x="0cm" svg:y="0.11cm">
          <draw:image xlink:href="Pictures/100000000000031E00000242741FBAB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18.658cm" svg:height="16.859cm" svg:x="3.8cm" svg:y="1.941cm">
          <draw:image xlink:href="Pictures/1000000000000211000001DE468FC285.png" xlink:type="simple" xlink:show="embed" xlink:actuate="onLoad">
            <text:p/>
          </draw:image>
        </draw:frame>
        <draw:custom-shape draw:style-name="gr3" draw:text-style-name="P1" draw:layer="layout" svg:width="20.8cm" svg:height="2.2cm" svg:x="3.4cm" svg:y="18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18.2cm" svg:height="16.859cm" svg:x="5cm" svg:y="2.941cm">
          <draw:image xlink:href="Pictures/1000000000000204000001DE1ACC518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lizabeth </meta:initial-creator>
    <meta:creation-date>2014-10-05T15:55:22</meta:creation-date>
    <dc:date>2014-10-05T15:59:47</dc:date>
    <dc:creator>elizabeth </dc:creator>
    <meta:editing-duration>P0D</meta:editing-duration>
    <meta:editing-cycles>1</meta:editing-cycles>
    <meta:document-statistic meta:object-count="34"/>
    <meta:generator>LibreOffice/3.5$Linux_X86_64 LibreOffice_project/350m1$Build-2</meta:generator>
  </office:meta>
</office:document-meta>
</file>